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officeooo:paragraph-rsid="0015820b"/>
    </style:style>
    <style:style style:name="P3" style:family="paragraph" style:parent-style-name="Text_20_body">
      <style:text-properties officeooo:paragraph-rsid="001c7848"/>
    </style:style>
    <style:style style:name="P4" style:family="paragraph" style:parent-style-name="Text_20_body">
      <style:text-properties officeooo:paragraph-rsid="002366ca"/>
    </style:style>
    <style:style style:name="P5" style:family="paragraph" style:parent-style-name="Text_20_body">
      <style:text-properties officeooo:paragraph-rsid="00253dca"/>
    </style:style>
    <style:style style:name="P6" style:family="paragraph" style:parent-style-name="Text_20_body">
      <style:text-properties officeooo:rsid="002366ca"/>
    </style:style>
    <style:style style:name="P7" style:family="paragraph" style:parent-style-name="Text_20_body">
      <style:text-properties officeooo:rsid="002366ca" officeooo:paragraph-rsid="002366ca"/>
    </style:style>
    <style:style style:name="P8" style:family="paragraph" style:parent-style-name="Text_20_body">
      <style:text-properties officeooo:rsid="00211165" officeooo:paragraph-rsid="00211165"/>
    </style:style>
    <style:style style:name="P9" style:family="paragraph" style:parent-style-name="Text_20_body">
      <style:text-properties officeooo:rsid="0022f86e" officeooo:paragraph-rsid="0022f86e"/>
    </style:style>
    <style:style style:name="P10" style:family="paragraph" style:parent-style-name="Text_20_body">
      <style:text-properties officeooo:rsid="00267af7" officeooo:paragraph-rsid="00267af7"/>
    </style:style>
    <style:style style:name="P11" style:family="paragraph" style:parent-style-name="Text_20_body">
      <style:text-properties officeooo:paragraph-rsid="0029b60d"/>
    </style:style>
    <style:style style:name="P12" style:family="paragraph" style:parent-style-name="Text_20_body">
      <style:text-properties officeooo:rsid="0029b60d" officeooo:paragraph-rsid="0029b60d"/>
    </style:style>
    <style:style style:name="P13" style:family="paragraph" style:parent-style-name="Text_20_body">
      <style:paragraph-properties fo:margin-top="0.0799in" fo:margin-bottom="0in" style:contextual-spacing="false"/>
      <style:text-properties officeooo:paragraph-rsid="001458c5"/>
    </style:style>
    <style:style style:name="P14" style:family="paragraph" style:parent-style-name="Text_20_body">
      <style:paragraph-properties fo:margin-top="0.0799in" fo:margin-bottom="0in" style:contextual-spacing="false"/>
      <style:text-properties officeooo:rsid="001458c5" officeooo:paragraph-rsid="001458c5"/>
    </style:style>
    <style:style style:name="P15" style:family="paragraph" style:parent-style-name="Text_20_body">
      <style:paragraph-properties fo:margin-top="0.0799in" fo:margin-bottom="0in" style:contextual-spacing="false"/>
      <style:text-properties officeooo:rsid="001c3b67" officeooo:paragraph-rsid="001c3b67"/>
    </style:style>
    <style:style style:name="P16" style:family="paragraph" style:parent-style-name="Text_20_body">
      <style:paragraph-properties fo:margin-top="0in" fo:margin-bottom="0in" style:contextual-spacing="false"/>
      <style:text-properties officeooo:paragraph-rsid="001458c5"/>
    </style:style>
    <style:style style:name="P17" style:family="paragraph" style:parent-style-name="Text_20_body">
      <style:paragraph-properties fo:margin-top="0in" fo:margin-bottom="0in" style:contextual-spacing="false"/>
      <style:text-properties officeooo:rsid="001458c5" officeooo:paragraph-rsid="001458c5"/>
    </style:style>
    <style:style style:name="P18" style:family="paragraph" style:parent-style-name="Text_20_body">
      <style:paragraph-properties fo:margin-top="0in" fo:margin-bottom="0in" style:contextual-spacing="false"/>
      <style:text-properties officeooo:paragraph-rsid="00267af7"/>
    </style:style>
    <style:style style:name="P19" style:family="paragraph" style:parent-style-name="Text_20_body">
      <style:paragraph-properties fo:margin-top="0in" fo:margin-bottom="0in" style:contextual-spacing="false"/>
      <style:text-properties officeooo:rsid="0022f86e" officeooo:paragraph-rsid="00267af7"/>
    </style:style>
    <style:style style:name="P20" style:family="paragraph" style:parent-style-name="Standard">
      <style:paragraph-properties fo:margin-left="1in" fo:margin-right="0in" fo:text-indent="0in" style:auto-text-indent="false"/>
      <style:text-properties fo:font-weight="bold" officeooo:paragraph-rsid="00253dca" style:font-weight-asian="bold" style:font-weight-complex="bold"/>
    </style:style>
    <style:style style:name="P21" style:family="paragraph" style:parent-style-name="Standard">
      <style:paragraph-properties fo:margin-left="1in" fo:margin-right="0in" fo:text-indent="0in" style:auto-text-indent="false"/>
      <style:text-properties officeooo:paragraph-rsid="00253dca"/>
    </style:style>
    <style:style style:name="P22" style:family="paragraph" style:parent-style-name="Text_20_body" style:list-style-name="L2">
      <style:paragraph-properties fo:margin-top="0in" fo:margin-bottom="0in" style:contextual-spacing="false"/>
      <style:text-properties officeooo:rsid="0022f86e" officeooo:paragraph-rsid="0022f86e"/>
    </style:style>
    <style:style style:name="P23" style:family="paragraph" style:parent-style-name="Text_20_body" style:list-style-name="L2">
      <style:paragraph-properties fo:margin-top="0in" fo:margin-bottom="0in" style:contextual-spacing="false"/>
      <style:text-properties officeooo:rsid="0022f86e" officeooo:paragraph-rsid="00267af7"/>
    </style:style>
    <style:style style:name="P24" style:family="paragraph" style:parent-style-name="Heading_20_2">
      <style:text-properties officeooo:paragraph-rsid="00253dca"/>
    </style:style>
    <style:style style:name="P25" style:family="paragraph" style:parent-style-name="Heading_20_2">
      <style:text-properties officeooo:rsid="002366ca" officeooo:paragraph-rsid="00253dca"/>
    </style:style>
    <style:style style:name="P26" style:family="paragraph" style:parent-style-name="Heading_20_2">
      <style:paragraph-properties fo:break-before="page"/>
      <style:text-properties officeooo:paragraph-rsid="00253dca"/>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3">
      <style:text-properties officeooo:paragraph-rsid="00253dca"/>
    </style:style>
    <style:style style:name="P30" style:family="paragraph" style:parent-style-name="Heading_20_3">
      <style:text-properties officeooo:rsid="002366ca" officeooo:paragraph-rsid="002366ca"/>
    </style:style>
    <style:style style:name="P31" style:family="paragraph" style:parent-style-name="Heading_20_3">
      <style:text-properties officeooo:paragraph-rsid="0015820b"/>
    </style:style>
    <style:style style:name="P32" style:family="paragraph" style:parent-style-name="Heading_20_3">
      <style:paragraph-properties fo:margin-top="0.0799in" fo:margin-bottom="0in" style:contextual-spacing="false"/>
      <style:text-properties officeooo:paragraph-rsid="001458c5"/>
    </style:style>
    <style:style style:name="P33" style:family="paragraph" style:parent-style-name="Heading_20_4">
      <style:text-properties officeooo:paragraph-rsid="001458c5"/>
    </style:style>
    <style:style style:name="P34" style:family="paragraph" style:parent-style-name="Heading_20_4">
      <style:text-properties officeooo:paragraph-rsid="00253dca"/>
    </style:style>
    <style:style style:name="P35" style:family="paragraph" style:parent-style-name="Heading_20_4">
      <style:text-properties officeooo:paragraph-rsid="0015820b"/>
    </style:style>
    <style:style style:name="P36" style:family="paragraph" style:parent-style-name="Heading_20_4">
      <style:text-properties fo:font-weight="bold" style:font-weight-asian="bold" style:font-weight-complex="bold"/>
    </style:style>
    <style:style style:name="P37" style:family="paragraph" style:parent-style-name="Heading_20_4">
      <style:text-properties style:font-name="Times New Roman" fo:font-size="11pt" fo:font-weight="bold" style:font-size-asian="11pt" style:font-weight-asian="bold" style:font-size-complex="11pt" style:font-weight-complex="bold"/>
    </style:style>
    <style:style style:name="P38" style:family="paragraph" style:parent-style-name="Heading_20_4">
      <style:paragraph-properties fo:margin-top="0.1in" fo:margin-bottom="0in" style:contextual-spacing="false"/>
      <style:text-properties officeooo:paragraph-rsid="001458c5"/>
    </style:style>
    <style:style style:name="P39" style:family="paragraph" style:parent-style-name="Standard" style:list-style-name="L1"/>
    <style:style style:name="P40" style:family="paragraph" style:parent-style-name="Standard" style:list-style-name="L1">
      <style:text-properties officeooo:paragraph-rsid="002366ca"/>
    </style:style>
    <style:style style:name="P41" style:family="paragraph" style:parent-style-name="Standard" style:list-style-name="L1">
      <style:text-properties officeooo:paragraph-rsid="0015820b"/>
    </style:style>
    <style:style style:name="P42" style:family="paragraph" style:parent-style-name="Standard" style:list-style-name="L1">
      <style:text-properties officeooo:paragraph-rsid="00253dca"/>
    </style:style>
    <style:style style:name="P43" style:family="paragraph" style:parent-style-name="Standard" style:list-style-name="L1">
      <style:text-properties officeooo:paragraph-rsid="002dd8b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00ff"/>
    </style:style>
    <style:style style:name="T6" style:family="text">
      <style:text-properties fo:color="#0000ff" officeooo:rsid="002366ca"/>
    </style:style>
    <style:style style:name="T7" style:family="text">
      <style:text-properties fo:color="#ff0000"/>
    </style:style>
    <style:style style:name="T8" style:family="text">
      <style:text-properties officeooo:rsid="001458c5"/>
    </style:style>
    <style:style style:name="T9" style:family="text">
      <style:text-properties officeooo:rsid="0017612d"/>
    </style:style>
    <style:style style:name="T10" style:family="text">
      <style:text-properties officeooo:rsid="0018e470"/>
    </style:style>
    <style:style style:name="T11" style:family="text">
      <style:text-properties officeooo:rsid="001c3b67"/>
    </style:style>
    <style:style style:name="T12" style:family="text">
      <style:text-properties officeooo:rsid="001c4618"/>
    </style:style>
    <style:style style:name="T13" style:family="text">
      <style:text-properties officeooo:rsid="001c7848"/>
    </style:style>
    <style:style style:name="T14" style:family="text">
      <style:text-properties officeooo:rsid="001dd7aa"/>
    </style:style>
    <style:style style:name="T15" style:family="text">
      <style:text-properties officeooo:rsid="001f4ce7"/>
    </style:style>
    <style:style style:name="T16" style:family="text">
      <style:text-properties officeooo:rsid="00211165"/>
    </style:style>
    <style:style style:name="T17" style:family="text">
      <style:text-properties officeooo:rsid="0022f86e"/>
    </style:style>
    <style:style style:name="T18" style:family="text">
      <style:text-properties officeooo:rsid="00233c9d"/>
    </style:style>
    <style:style style:name="T19" style:family="text">
      <style:text-properties officeooo:rsid="002366ca"/>
    </style:style>
    <style:style style:name="T20" style:family="text">
      <style:text-properties officeooo:rsid="00253dca"/>
    </style:style>
    <style:style style:name="T21" style:family="text">
      <style:text-properties officeooo:rsid="00267af7"/>
    </style:style>
    <style:style style:name="T22" style:family="text">
      <style:text-properties officeooo:rsid="0027b86e"/>
    </style:style>
    <style:style style:name="T23" style:family="text">
      <style:text-properties officeooo:rsid="0029b60d"/>
    </style:style>
    <style:style style:name="T24" style:family="text">
      <style:text-properties officeooo:rsid="002b60bc"/>
    </style:style>
    <style:style style:name="T25" style:family="text">
      <style:text-properties officeooo:rsid="002bf0f8"/>
    </style:style>
    <style:style style:name="T26" style:family="text">
      <style:text-properties officeooo:rsid="002d9253"/>
    </style:style>
    <style:style style:name="T27" style:family="text">
      <style:text-properties officeooo:rsid="002dd18c"/>
    </style:style>
    <style:style style:name="T28" style:family="text">
      <style:text-properties officeooo:rsid="002dd8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P11">The order execution system (OES) coordinates<text:span text:style-name="T23"> picking of items into containers</text:span> during the order fulfillment process. <text:s/>(There is a separate process for material put-away.) <text:s/>It breaks down orders into a physical work plan, and distributes those plans to line workers who execute them and record their work. <text:s/></text:p>
      <text:p text:style-name="P11"><text:span text:style-name="T23">The system has</text:span> <text:span text:style-name="T24">six</text:span> fundamental model concepts: <text:span text:style-name="T24">order, </text:span><text:a xlink:type="simple" xlink:href="#3.0.0.5.Item:|outline">item</text:a>, <text:a xlink:type="simple" xlink:href="#3.0.0.2.Container: |outline">container</text:a>, <text:a xlink:type="simple" xlink:href="#3.0.0.6.Location: |outline">location</text:a>, <text:a xlink:type="simple" xlink:href="#3.0.0.14.Work Instruction: |outline">work instruction</text:a>, <text:span text:style-name="T24">and </text:span><text:a xlink:type="simple" xlink:href="#2.0.0.16.Work Area: |outline"><text:span text:style-name="T24">work area</text:span></text:a>. <text:s/><text:span text:style-name="T24">(The glossary contains definitions and details.) <text:s/>A work instruction is a system command to move an into a container at a specific location in a work area to fulfill an order. <text:s/>The following document walks through this process.</text:span></text:p>
      <text:h text:style-name="Heading_20_2" text:outline-level="2">Process Decisions</text:h>
      <text:p text:style-name="P12">You will need to setup some key system parameters to guide how you operation will flow. <text:s/>Some <text:span text:style-name="T24">are order</text:span> parameters, some <text:span text:style-name="T24">are </text:span>work areas <text:span text:style-name="T24">parameters</text:span>, and some are system parameters. <text:s/>The following sections give a high-level view of those parameters, and how they impact the system.</text:p>
      <text:h text:style-name="P32" text:outline-level="3">Serial vs Parallel Picking</text:h>
      <text:p text:style-name="P13">This determines if the same order can be picked at different places at the same time or not. <text:s/>It is a property of the order.</text:p>
      <text:h text:style-name="P38" text:outline-level="4">Serial:</text:h>
      <text:p text:style-name="P16">In serial picking an order has a single initiation point and is picked into the <text:a xlink:type="simple" xlink:href="#2.0.0.12.Primary Active Container:|outline"><text:span text:style-name="T3">primary active container</text:span></text:a> until the order is complete. <text:s/>If there is more than one work area for the order then the primary active container moves from one work area to the next. <text:s/>It continues through the necessary work areas until the order is complete.</text:p>
      <text:h text:style-name="P33" text:outline-level="4">Parallel:</text:h>
      <text:p text:style-name="P13">An order <text:span text:style-name="T25">can have an</text:span> initiation point in <text:span text:style-name="T25">any</text:span> work area and gets picked into the <text:a xlink:type="simple" xlink:href="#2.0.0.17.Work Area Active Container:|outline"><text:span text:style-name="T3">work area active container</text:span></text:a>. <text:s/>Each container exits the work area and travels to a collection point to assemble the final order, <text:span text:style-name="T25">or travels to another work area to complete picking</text:span>. <text:s/>The value of parallel picking is to A) reduce order cycle time for high-volume operations and B) reduce the total travel time when orders have many picks in some work areas and not others. <text:s/>Parallel picking only <text:span text:style-name="T25">works</text:span> when picking into intermediate containers, <text:span text:style-name="T25">unassigned container IDs. <text:s/>The containers then all</text:span> go to consolidation before shipping.</text:p>
      <text:h text:style-name="P32" text:outline-level="3"><text:span text:style-name="T11">System</text:span> vs <text:span text:style-name="T8">Picker </text:span><text:span text:style-name="T11">Directed</text:span></text:h>
      <text:p text:style-name="P14">This determines if the system directs picking, or if the <text:span text:style-name="T11">picker</text:span> does it. <text:s/><text:span text:style-name="T11">Picker directed picking is for parts of the operation not covered by lights. <text:s/></text:span><text:span text:style-name="T25">This is a property of the work area.</text:span></text:p>
      <text:h text:style-name="P38" text:outline-level="4"><text:span text:style-name="T11">System</text:span>:</text:h>
      <text:p text:style-name="P17">The system directs the picks with the lights. <text:s/>The user must pick the next item indicated by the system pick lights, <text:span text:style-name="T26">and acknowledge that pick or register an exception.</text:span></text:p>
      <text:h text:style-name="P33" text:outline-level="4"><text:span text:style-name="T8">Picker</text:span>:</text:h>
      <text:p text:style-name="P15">Sometimes it <text:span text:style-name="T26">is not possible or </text:span>doesn't make sense to add lights to a <text:span text:style-name="T26">work area. <text:s/>T</text:span>hese areas are picker-directed. <text:s/>The picker enter<text:span text:style-name="T26">s the</text:span> area with a set of orders with preassigned containers IDs and paper picking documents.</text:p>
      <text:h text:style-name="Heading_20_3" text:outline-level="3">Intermediate vs Outbound Container</text:h>
      <text:p text:style-name="Text_20_body">This is a property of the order.</text:p>
      <text:h text:style-name="Heading_20_4" text:outline-level="4">Intermediate Container:</text:h>
      <text:p text:style-name="Text_20_body">Orders get picked into intermediate containers (e.g. totes) that do not leave the facility. <text:s/>These containers <text:soft-page-break/>meet at a consolidation point where they get combined into the final shipping container.</text:p>
      <text:h text:style-name="Heading_20_4" text:outline-level="4">Outbound Container:</text:h>
      <text:p text:style-name="Text_20_body">The order gets picked directly into the final shipping containers that leave the facility.</text:p>
      <text:h text:style-name="Heading_20_3" text:outline-level="3">Reusable vs One-Time ID</text:h>
      <text:p text:style-name="Text_20_body">There is no system property for this - it's a fact that modifies the process.</text:p>
      <text:h text:style-name="Heading_20_4" text:outline-level="4">Reusable ID:</text:h>
      <text:p text:style-name="Text_20_body">A container has a permanent, scannable ID and it returns to the pick line. <text:s/>There <text:span text:style-name="T27">is a</text:span> process to recycle the container ID<text:span text:style-name="T27">s</text:span> back to the base state prior to its return to production.</text:p>
      <text:h text:style-name="Heading_20_4" text:outline-level="4">One-Time ID:</text:h>
      <text:p text:style-name="Text_20_body">This is either a container that doesn't have a permanent ID (e.g. the pickers apply a one-use ID) or it is a container with a permanent ID, but the container never returns to the facility. <text:s/>In this setup the system never processes the same container ID more than once. <text:s/><text:span text:style-name="T10">(A virtual container that uses an order ID as the container ID is also an example of a one-time ID.)</text:span></text:p>
      <text:h text:style-name="Heading_20_3" text:outline-level="3">Preassigned vs Unassigned Container ID</text:h>
      <text:p text:style-name="Text_20_body">This is a property of the order.</text:p>
      <text:h text:style-name="Heading_20_4" text:outline-level="4">Preassigned Container ID:</text:h>
      <text:p text:style-name="Text_20_body">The order is preassigned to a container ID. <text:s/>This usually happens when the preprinted shipping label is the container ID during the pick process. <text:s/>In this setup the container shows up at the order initiation point either with the container ID already attached, or the picker needs to apply it to the outbound container prior to adding it to the next order batch.</text:p>
      <text:h text:style-name="Heading_20_4" text:outline-level="4">Unassigned Container ID:</text:h>
      <text:p text:style-name="Text_20_body">The order has no preassigned container IDs, so the order gets assigned a container ID at the order initiation point. <text:s/>In parallel picking there is more than one initiation point and there is an ID for each work area active container. <text:s/>In serial picking there is a single initiation point and a single ID associated with the primary active container.</text:p>
      <text:h text:style-name="Heading_20_3" text:outline-level="3">Lot ID tracking vs FIFO</text:h>
      <text:p text:style-name="Text_20_body">Lot tracking is a property of the item master. <text:s/>If an item master requires lot tracking then the system stores and recalls items by item ID and lot ID.</text:p>
      <text:h text:style-name="Heading_20_4" text:outline-level="4">Lot ID Tracking:</text:h>
      <text:p text:style-name="Text_20_body">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 <text:s/>Every item picked has its lot ID recorded with the completed work instruction.</text:p>
      <text:h text:style-name="Heading_20_4" text:outline-level="4">FIFO:</text:h>
      <text:p text:style-name="Text_20_body">If the item master does not require lot numbers then the same item at any location is equivalent. <text:s/>The system will pick line items FIFO unless there is a special pick operation process in place. <text:s/>(E.g. a program to re-slot SKUs that requires slots to drain in a certain order.)</text:p>
      <text:h text:style-name="P26" text:outline-level="2">Order Import Process</text:h>
      <text:p text:style-name="P5">The order import process is how the raw orders enter the system so that it can break them down into the work instructions to move material to complete the orders. <text:s/>There are two main order import methods: Dropbox file import, and a RESTful interface for system-to-system connections.</text:p>
      <text:h text:style-name="P29" text:outline-level="3">Dropbox Interface</text:h>
      <text:p text:style-name="P5">Dropbox is a cloud-based file sharing service that provides an application-specific API so that third party applications like ours can connect to your Dropbox shares. <text:s/>When you first setup a facility the system will create a Dropbox EDI service for that facility. <text:s/>Initially, that EDI service will show "unlinked." <text:s/>If you do not need Dropbox service then you can leave it unlinked. The system will not attempt to contact Dropbox for unlinked facilities. <text:s/>If you do wish to link the facility to your Dropbox service then right-click on the EDI service entry, select "link service"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EDI service entry will show "linking" until you approve the request and we can link to it. <text:s text:c="2"/>Once you approve the link the Dropbox EDI service entry will show "linked". <text:s/>If you do not approve the connection, or if you take too long to approve the connection then system will give up the attempt to link to your Dropbox account and show "link failed."</text:p>
      <text:p text:style-name="P5"/>
      <text:p text:style-name="P5">Once linked to your Dropbox account the system will create a Codeshelf application directory. <text:s/>It will also create a subdirectory called FACILITY_&lt;<text:span text:style-name="T3">facility name</text:span>&gt; where &lt;<text:span text:style-name="T3">facility name</text:span>&gt; is the name of the facility you just linked. <text:s/>Inside the FACILITY_&lt;<text:span text:style-name="T3">facility name</text:span>&gt; subdirectory it will create two subdirectories: <text:span text:style-name="T3">import</text:span> and <text:span text:style-name="T3">export</text:span>.</text:p>
      <text:p text:style-name="P5"/>
      <text:p text:style-name="P5">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P34" text:outline-level="4">Sales Orders</text:h>
      <text:p text:style-name="P5">The system will attempt to import any valid CSV file with a ".csv" extension that it find in the /Codeshelf/Facility_&lt;facility name&gt;/import directory. <text:s/>It will load the first row as a header row and use each column of that header row to map columns to order properties by property name (such as orderId). The columns can appear in any order as long as the column header name matches a valid order property name. <text:s/>(The column header-to-property match is a case-insensitive compare.)</text:p>
      <text:p text:style-name="P5"/>
      <text:p text:style-name="P5">The order properties are: (Required fields are bold)</text:p>
      <text:p text:style-name="P20"/>
      <text:p text:style-name="P21"><text:span text:style-name="T1">orderId</text:span><text:tab/><text:tab/><text:tab/>String</text:p>
      <text:p text:style-name="P21"><text:span text:style-name="T1">orderDetailId</text:span><text:tab/><text:tab/>String</text:p>
      <text:p text:style-name="P21"><text:span text:style-name="T1">orderDate</text:span><text:tab/><text:tab/><text:tab/>SQL Timestamp</text:p>
      <text:p text:style-name="P21"><text:span text:style-name="T1">dueDate</text:span><text:tab/><text:tab/><text:tab/>SQL Timestamp</text:p>
      <text:p text:style-name="P21">orderGroupId<text:tab/><text:tab/>String</text:p>
      <text:p text:style-name="P21">accountId<text:tab/><text:tab/><text:tab/>String</text:p>
      <text:p text:style-name="P21"><text:soft-page-break/>destinationId<text:tab/><text:tab/>String</text:p>
      <text:p text:style-name="P21"><text:span text:style-name="T1">itemId</text:span><text:tab/><text:tab/><text:tab/>String</text:p>
      <text:p text:style-name="P21">description<text:tab/><text:tab/><text:tab/>String</text:p>
      <text:p text:style-name="P21"><text:span text:style-name="T1">quantity</text:span><text:tab/><text:tab/><text:tab/>Float</text:p>
      <text:p text:style-name="P21"><text:span text:style-name="T1">uomId</text:span><text:tab/><text:tab/><text:tab/><text:tab/>String</text:p>
      <text:p text:style-name="P21"/>
      <text:h text:style-name="P29" text:outline-level="3">RESTful Interface</text:h>
      <text:p text:style-name="P5">Not yet supported.</text:p>
      <text:h text:style-name="P24" text:outline-level="2">Order Grouping Process</text:h>
      <text:p text:style-name="P5">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P29" text:outline-level="3">Automatic Grouping</text:h>
      <text:p text:style-name="P5">There is a system parameter that indicates what (if any) order import properties should be part of automatic order grouping on import. <text:s/>There is an orderGroupId property of the order, so if you want a custom, automated way to group orders then populate this property with your own, custom order group IDs. <text:s/>You cannot modify a released order group, so make sure you use a unique order group with each EDI batch and that you do not reuse that order group ID in future EDI batches.</text:p>
      <text:h text:style-name="P29" text:outline-level="3">Manual Grouping</text:h>
      <text:p text:style-name="P5">If the system has no automatic order grouping parameters then the user can go to the Order Grouping Tool to manually group unreleased orders.</text:p>
      <text:h text:style-name="P24" text:outline-level="2">Release Order Groups to Production</text:h>
      <text:p text:style-name="P5">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P29" text:outline-level="3">Manual Releasing</text:h>
      <text:p text:style-name="P5">The shift manager should only release orders to production for the current shift. <text:s/>The Order Release Tool allows the shift manager to select unreleased order groups and release them to production.</text:p>
      <text:h text:style-name="P29" text:outline-level="3">Automatic Releasing</text:h>
      <text:p text:style-name="P6">Not supported at this time. </text:p>
      <text:h text:style-name="P25" text:outline-level="2">Order Setup (Start of day process)</text:h>
      <text:p text:style-name="P7">Before the system can work orders, they must be imported into the system, grouped and then released. <text:s/>The system allows the group/release process to be manual or automatic. <text:s/>In the case of manual process, a manager will need to group and then release orders. <text:s/>The manager can do this in advance.</text:p>
      <text:h text:style-name="P30" text:outline-level="3">Order Release Process</text:h>
      <text:list xml:id="list4356779875949795139" text:style-name="L1">
        <text:list-item>
          <text:h text:style-name="P40" text:outline-level="1" text:restart-numbering="true" text:start-value="-1">IMPORT NEW ORDERS (see <text:a xlink:type="simple" xlink:href="#3.Order Import Processes|outline"><text:span text:style-name="T5">ORDER IMPORT PROCESS</text:span></text:a>)</text:h>
        </text:list-item>
        <text:list-item>
          <text:h text:style-name="P40" text:outline-level="1">GROUP ORDERS FOR WORK (see <text:a xlink:type="simple" xlink:href="#3.Order Grouping Process|outline"><text:span text:style-name="T5">ORDER GROUPING PROCESS</text:span></text:a>)</text:h>
        </text:list-item>
        <text:list-item>
          <text:h text:style-name="P40" text:outline-level="1"><text:span text:style-name="T19">RELEASE ORDERS TO PRODUCTION (see </text:span><text:a xlink:type="simple" xlink:href="#2.2.Release Orders to Production|outline"><text:span text:style-name="T6">ORDER GROUP RELEASE PROCESS</text:span></text:a><text:span text:style-name="T19">)</text:span></text:h>
        </text:list-item>
      </text:list>
      <text:h text:style-name="Heading_20_2" text:outline-level="2"><text:soft-page-break/><text:span text:style-name="T19">Work Area</text:span> Pick Process<text:span text:style-name="T19">es</text:span></text:h>
      <text:p text:style-name="P3"><text:span text:style-name="T12">System picking always occurs in a work area –</text:span><text:span text:style-name="T13"> no picks happen outside or between work areas</text:span><text:span text:style-name="T12">. <text:s/></text:span><text:span text:style-name="T13">Moreover, </text:span><text:span text:style-name="T14">an operation</text:span><text:span text:style-name="T13"> would only have multiple work areas to deal with </text:span><text:span text:style-name="T16">physical separation or </text:span><text:span text:style-name="T13">heterogeneous order-SKU mix</text:span><text:span text:style-name="T14">es</text:span><text:span text:style-name="T13">. <text:s/>E.g. Orders that include </text:span><text:span text:style-name="T14">few </text:span><text:span text:style-name="T13">SKUs from a wide area, </text:span><text:span text:style-name="T14">or orders that all share SKUs from a common-area mixed with SKUs from a remote area</text:span><text:span text:style-name="T13">.</text:span><text:span text:style-name="T14"> <text:s/>Orders picked together </text:span><text:span text:style-name="T16">on the same CHE </text:span><text:span text:style-name="T14">in a work area would not travel together </text:span><text:span text:style-name="T16">on that CHE </text:span><text:span text:style-name="T14">to another work area to get picked – there would be no productivity gain for this, so the system doesn't support it. <text:s/></text:span><text:span text:style-name="T15">Instead </text:span><text:span text:style-name="T16">containers</text:span><text:span text:style-name="T15"> that travel between work areas </text:span><text:span text:style-name="T16">do so </text:span><text:span text:style-name="T15">on a shuttle –</text:span><text:span text:style-name="T16"> usually a cart or conveyor</text:span><text:span text:style-name="T15">. <text:s/></text:span></text:p>
      <text:p text:style-name="P3"><text:span text:style-name="T12">For </text:span><text:span text:style-name="T15">the above</text:span><text:span text:style-name="T12"> reason</text:span><text:span text:style-name="T15">s</text:span><text:span text:style-name="T12">, the system </text:span><text:span text:style-name="T15">pick </text:span><text:span text:style-name="T12">logic focuses on what happens in a work area: order </text:span><text:span text:style-name="T15">item</text:span><text:span text:style-name="T12">s get picked into containers. <text:s/>The general process is the same for all work areas: containers arrive at the work area, items get picked into them, and they depart the work area. <text:s text:c="2"/>Arriving containers are unworked or worked, and departing containers are worked or completed. <text:s/>In system-directed work areas the containers get loaded onto CHEs, and in user-directed work areas there is no CHE.</text:span></text:p>
      <text:h text:style-name="P31" text:outline-level="3">Serial Pick/<text:span text:style-name="T9">Intermediate</text:span> Container/One-Time ID/<text:span text:style-name="T10">Pre</text:span>assigned Container ID/<text:span text:style-name="T9">No Lot</text:span></text:h>
      <text:p text:style-name="P8">Each order gets picked into an intermediate container, and there will only be one container for that order because this is a serial pick order with a preassigned, one-time container ID. <text:s/>(Usually the container ID is also the order ID.)</text:p>
      <text:h text:style-name="P35" text:outline-level="4">Initiation Point</text:h>
      <text:p text:style-name="P9">To prepare to pick, the picker sets up a batch of orders on a CHE. <text:s/>The picker will have three options for container in the initiation point:</text:p>
      <text:list xml:id="list2534162134856136897" text:style-name="L2">
        <text:list-item>
          <text:p text:style-name="P22">Worked containers, partially filled in an upstream work area.</text:p>
        </text:list-item>
        <text:list-item>
          <text:p text:style-name="P22">Preassigned, unworked/empty containers.</text:p>
        </text:list-item>
        <text:list-item>
          <text:p text:style-name="P22">Unassigned empty containers.</text:p>
        </text:list-item>
      </text:list>
      <text:h text:style-name="P35" text:outline-level="4">Termination Point</text:h>
      <text:p text:style-name="P4">When <text:span text:style-name="T19">the</text:span> order batch <text:span text:style-name="T19">pick complete and the CHE </text:span>reaches the work area termination point, some <text:span text:style-name="T17">orders may be complete and some may not. <text:s/></text:span><text:span text:style-name="T19">There will be a shuttle for each place a container can go after you remove it from the CHE: e.g. c</text:span><text:span text:style-name="T18">ompleted orders would go to the pack-out area, incomplete orders would go to the next work area, and problem orders would go to QA. <text:s/></text:span><text:span text:style-name="T19">The CHE slots will flash green for completed orders, red for problem orders and no color for partial orders. <text:s/>If the shuttle is a conveyor system then all containers would go onto it.</text:span></text:p>
      <text:h text:style-name="P35" text:outline-level="4">Process Flow</text:h>
      <text:p text:style-name="P2">These are the steps to work orders in this type of <text:span text:style-name="T19">work area</text:span>. <text:s/>The steps may link to a detailed explanation of that step.</text:p>
      <text:list xml:id="list1616892502" text:continue-list="list4356779875949795139" text:style-name="L1">
        <text:list-item>
          <text:h text:style-name="P41" text:outline-level="1">WORKER ARRIVES AT THEIR WORK AREA</text:h>
        </text:list-item>
        <text:list-item>
          <text:h text:style-name="P43" text:outline-level="1"><text:span text:style-name="T28">WORKER SELECTS AVAILABLE CHE (DISPLAY: LOGIN)</text:span></text:h>
        </text:list-item>
        <text:list-item>
          <text:h text:style-name="P42" text:outline-level="1">WORKER <text:span text:style-name="T28">SCAN BADGE TO LOGIN</text:span> <text:span text:style-name="T20">TO THE CHE </text:span><text:span text:style-name="T28">(DISPLAY: SCAN WORK AREA)</text:span></text:h>
        </text:list-item>
        <text:list-item>
          <text:h text:style-name="P42" text:outline-level="1"><text:span text:style-name="T20">WORKER ASSOCIATES CHE TO A</text:span> WORK AREA INITIATION POINT <text:span text:style-name="T28">BY SCANNING THE WORK AREA INITIATION POINT BARCODE. <text:s/>(DISPLAY: SCAN CONTAINER)</text:span></text:h>
        </text:list-item>
        <text:list-item>
          <text:h text:style-name="P41" text:outline-level="1">WORKER SETS UP THE NEXT ORDER BATCH ON THE CHE (see <text:a xlink:type="simple" xlink:href="#1.7.CHE Setup (Outbound Orders)|outline"><text:span text:style-name="T5">CHE SETUP PROCESS</text:span></text:a>)</text:h>
        </text:list-item>
        <text:list-item>
          <text:h text:style-name="P41" text:outline-level="1"><text:span text:style-name="T20">WORKER</text:span> STARTS THE PICK PROCESS FOR THE ORDER BATCH</text:h>
        </text:list-item>
        <text:list-item>
          <text:h text:style-name="P41" text:outline-level="1">CHE TERMINAL BLINKS WORKER'S PICK ID COLOR</text:h>
        </text:list-item>
        <text:list-item>
          <text:h text:style-name="P41" text:outline-level="1">THE AISLE END-CAP THAT HAS THE ACTIVE PICK WILL BLINK THE PICKER'S COLOR</text:h>
        </text:list-item>
        <text:list-item>
          <text:h text:style-name="P41" text:outline-level="1">WORKER SEARCHES AISLE END-CAP INDICATORS, LOOKS FOR ACTIVE PICK AISLE</text:h>
        </text:list-item>
        <text:list-item>
          <text:h text:style-name="P41" text:outline-level="1">WORKER ENTERS AISLE WITH CHE</text:h>
        </text:list-item>
        <text:list-item>
          <text:h text:style-name="P41" text:outline-level="1">FOR EACH PICK IN THIS ORDER BATCH ON THIS AISLE</text:h>
          <text:list>
            <text:list-item>
              <text:h text:style-name="P41" text:outline-level="1">THE ACTIVE PICK LOCATION WILL <text:span text:style-name="T20">BLINK</text:span> THE PICKER'S ID COLOR. <text:s/>(IF THERE ARE ADJACENT LOCATIONS WITH THE SAME ITEM THAT CAN SATISFY THIS PICK <text:soft-page-break/>THEN THEY MIGHT BE LIT TOO.)</text:h>
            </text:list-item>
            <text:list-item>
              <text:h text:style-name="P41" text:outline-level="1">THE NEXT <text:span text:style-name="T20">N-</text:span>PICKS FOR THIS ORDER BATCH <text:span text:style-name="T20">MAY</text:span> <text:span text:style-name="T20">BE LIT DIMLY WITH</text:span> THE WORKER'S COLOR <text:span text:style-name="T20">IF SET AS A SYSTEM OPTION.</text:span></text:h>
            </text:list-item>
            <text:list-item>
              <text:h text:style-name="P41" text:outline-level="1">WORKER SEARCHES AISLE FOR ACTIVE PICK LOCATION</text:h>
            </text:list-item>
            <text:list-item>
              <text:h text:style-name="P41" text:outline-level="1">WORKER MOVES CHE TO NEXT PICK LOCATION</text:h>
            </text:list-item>
            <text:list-item>
              <text:h text:style-name="P41" text:outline-level="1">WORKER CHECKS CHE <text:span text:style-name="T20">MASTER </text:span>TERMINAL TOTAL REQUIRED ITEM QUANTITY</text:h>
            </text:list-item>
            <text:list-item>
              <text:h text:style-name="P41" text:outline-level="1">WORKER PICKS TOTAL REQUIRED ITEM QUANTITY FROM LOCATION</text:h>
            </text:list-item>
            <text:list-item>
              <text:h text:style-name="P41" text:outline-level="1">FOR EACH CONTAINER WITH AN ACTIVE PICK AT THIS ITEM LOCATION:</text:h>
              <text:list>
                <text:list-item>
                  <text:list>
                    <text:list-item>
                      <text:h text:style-name="P41" text:outline-level="1"><text:span text:style-name="T7">POTENTIAL CONTAINER FULL EXCEPTION</text:span> (see <text:a xlink:type="simple" xlink:href="#1.9.Container Full Exception|outline"><text:span text:style-name="T5">CONTAINER FULL EXCEPTION</text:span></text:a>)</text:h>
                    </text:list-item>
                    <text:list-item>
                      <text:h text:style-name="P41" text:outline-level="1">CONTAINER'S TERMINAL SHOW REQUIRED CONTAINER QUANTITY</text:h>
                    </text:list-item>
                    <text:list-item>
                      <text:h text:style-name="P41" text:outline-level="1">WORKER PUTS REQUIRED QUANTITY INTO CONTAINER</text:h>
                    </text:list-item>
                    <text:list-item>
                      <text:h text:style-name="P41" text:outline-level="1">WORKER SETS THE QUANTITY PUT AND CONFIRMS PICK COMPLETE</text:h>
                    </text:list-item>
                    <text:list-item>
                      <text:h text:style-name="P41" text:outline-level="1"><text:span text:style-name="T7">POTENTIAL OUT OF STOCK EXCEPTION</text:span> (see <text:a xlink:type="simple" xlink:href="#1.9.Out of Stock Exception|outline"><text:span text:style-name="T5">OUT OF STOCK EXCEPTION HANDLING</text:span></text:a>)</text:h>
                    </text:list-item>
                    <text:list-item>
                      <text:h text:style-name="P41" text:outline-level="1">CONTAINER'S TERMINAL SHOWS JUST PUT QUANITY DIMMED</text:h>
                    </text:list-item>
                  </text:list>
                </text:list-item>
              </text:list>
            </text:list-item>
            <text:list-item>
              <text:h text:style-name="P41" text:outline-level="1">END</text:h>
            </text:list-item>
            <text:list-item>
              <text:h text:style-name="P41" text:outline-level="1">POTENTIAL PICK LOCATION AUDIT OPTION (see <text:span text:style-name="T5">PICK AUDIT OPTION</text:span>)</text:h>
            </text:list-item>
          </text:list>
        </text:list-item>
        <text:list-item>
          <text:h text:style-name="P41" text:outline-level="1">END</text:h>
        </text:list-item>
        <text:list-item>
          <text:h text:style-name="P41" text:outline-level="1">REPEAT AISLE PROCESS FOR ALL AISLES</text:h>
        </text:list-item>
        <text:list-item>
          <text:h text:style-name="P41" text:outline-level="1"><text:span text:style-name="T7">POTENTIAL ORDER INCOMPLETE EXCEPTION</text:span> (see <text:span text:style-name="T5">INCOMPLETE ORDER EXCEPTION</text:span>)</text:h>
        </text:list-item>
        <text:list-item>
          <text:h text:style-name="P41" text:outline-level="1">MOVE CHE TO THE WORK AREA TERMINATION POINT</text:h>
        </text:list-item>
      </text:list>
      <text:h text:style-name="Heading_20_2" text:outline-level="2">CHE Setup</text:h>
      <text:p text:style-name="P10">When a worker builds a batch on a CHE they can choose from three types of containers:</text:p>
      <text:list xml:id="list1687292799" text:continue-list="list2534162134856136897" text:style-name="L2">
        <text:list-item>
          <text:p text:style-name="P23">Worked containers, partially filled in an upstream work area.</text:p>
        </text:list-item>
        <text:list-item>
          <text:p text:style-name="P23">Preassigned, unworked/empty containers.</text:p>
        </text:list-item>
        <text:list-item>
          <text:p text:style-name="P23">Unassigned empty containers.</text:p>
        </text:list-item>
      </text:list>
      <text:p text:style-name="P19"/>
      <text:p text:style-name="P18"><text:span text:style-name="T21">From the worker's view, the setup process is the same with all three container types. <text:s/></text:span>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Heading_20_3" text:outline-level="3">Process</text:h>
      <text:list xml:id="list1641594981" text:continue-list="list1616892502" text:style-name="L1">
        <text:list-item text:start-value="1">
          <text:h text:style-name="P39" text:outline-level="1" text:restart-numbering="true" text:start-value="-1">WORKER SELECTS AN AVAILABLE CHE</text:h>
        </text:list-item>
        <text:list-item>
          <text:h text:style-name="P39" text:outline-level="1">WORKER SCANS THE CHE'S MASTER ID BARCODE</text:h>
        </text:list-item>
        <text:list-item>
          <text:h text:style-name="P39" text:outline-level="1">SYSTEM INDICATES IF CHE IS AVAILABLE FOR USE</text:h>
        </text:list-item>
        <text:list-item>
          <text:h text:style-name="P39" text:outline-level="1">FOR EACH CHE POSITION</text:h>
          <text:list>
            <text:list-item>
              <text:h text:style-name="P39" text:outline-level="1">WORKER SELECTS THE NEXT APPROPRIATE CONTAINER</text:h>
            </text:list-item>
            <text:list-item>
              <text:h text:style-name="P39" text:outline-level="1">WORKER PUTS THE CONTAINER INTO A CHE CONTAINER POSITION</text:h>
            </text:list-item>
            <text:list-item>
              <text:h text:style-name="P39" text:outline-level="1">WORKER SCANS THE SELECTED CHE CONTAINER POSITION'S TERMINAL ID <text:span text:style-name="T21">CODE</text:span></text:h>
            </text:list-item>
            <text:list-item>
              <text:h text:style-name="P39" text:outline-level="1">WORKER SCANS THE SELECTED CONTAINER ID</text:h>
            </text:list-item>
            <text:list-item>
              <text:h text:style-name="P39" text:outline-level="1">THE CHE'S CONTAINER POSITION TERMINAL SHOULD SHOW THE CONTAINER ID</text:h>
            </text:list-item>
            <text:list-item>
              <text:h text:style-name="P39" text:outline-level="1"><text:soft-page-break/>WORKER CONFIRMS CONTAINER ID</text:h>
            </text:list-item>
            <text:list-item>
              <text:h text:style-name="P39" text:outline-level="1"><text:span text:style-name="T22">IF THE CONTAINER ID IS NOT ALREADY ASSOCIATED TO AN ORDER </text:span>THE SYSTEM <text:span text:style-name="T22">ATTEMPTS TO ASSOCIATE IT TO ONE</text:span></text:h>
            </text:list-item>
            <text:list-item>
              <text:h text:style-name="P39" text:outline-level="1"><text:span text:style-name="T7">POTENTIAL NO READY ORDERS EXCEPTION</text:span> (See <text:a xlink:type="simple" xlink:href="#1.8.No Ready Orders Exception|outline">NO READY ORDERS EXCEPTION</text:a>)</text:h>
            </text:list-item>
          </text:list>
        </text:list-item>
        <text:list-item>
          <text:h text:style-name="P39" text:outline-level="1">END</text:h>
        </text:list-item>
      </text:list>
      <text:h text:style-name="Heading_20_2" text:outline-level="2">No Ready Orders Exception</text:h>
      <text:p text:style-name="Text_20_body">The user selected a container for the order batch, but there is no order that can go in this container. <text:s/>The worker should physically remove this container from the batch. <text:s/>Whenever there is a NO READY ORDERS exception the system will not associate the container to the batch. <text:s/>The user can simply repeat the container assignment process at the same CHE container position with a new container type.</text:p>
      <text:p text:style-name="Text_20_body">If the worker is confused about what kind of container to use then they need to look at the order/container demand scoreboard before they select another container type. <text:s/>If there are no available containers for the current demand then you have a process exception and someone has to supply more ready containers.</text:p>
      <text:h text:style-name="Heading_20_2" text:outline-level="2">Container Full Exception</text:h>
      <text:p text:style-name="Text_20_body">The active pick cannot be completed because the current container cannot fit any more items. <text:s/>The user will decrement the put quantity on the CHE container position terminal to the amount put into the container and will select the CONTAINER FULL exception. <text:s/>This will alert the system that some orders are short product. <text:s/>Exceptional orders will show up on a list at the final work area's termination point for special handling.</text:p>
      <text:p text:style-name="Text_20_body">Container full may be handled by a supervisor who brings a new container to the CHE so that the worker can associate it with the continuation of that order in the order batch. <text:s/>NEED A PROCESS FOR THIS.</text:p>
      <text:h text:style-name="Heading_20_2" text:outline-level="2">Out of Stock Exception</text:h>
      <text:p text:style-name="Text_20_body">The active pick cannot be completed because the current location does not have enough items. <text:s/>The user will decrement the put quantity on the CHE container position terminal to the amount put into the container and will select the OUT OF STOCK exception. <text:s/>This will alert the system that some orders are short product. <text:s/>Exceptional orders will show up on a list at the final work area's termination point for special handling.</text:p>
      <text:p text:style-name="Text_20_body">If there is an equivalent item at a further location, then the system will insert another pick for that item at that location to complete the shorted orders. <text:s/>If the order reaches the final work area's termination point with shorted items then the order will need special handling.</text:p>
      <text:p text:style-name="Text_20_body">N.B. In systems where the equivalent items shows up in adjacent locations, the current active pick will light for all adjacent locations of the same item. <text:s/>Adjacent items is a good way to prevent short picks that the picker has to resolve later on the pick line as the worker passes later locations for that item.</text:p>
      <text:h text:style-name="P27" text:outline-level="1"/>
      <text:h text:style-name="P28"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ote, case, pallet, trailer, etc. <text:s/>A container <text:span text:style-name="T3">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36"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Outbound Consolidation Area:</text:h>
      <text:p text:style-name="Text_20_body">Orders that exit their last work area then move to the outbound consolidation area. <text:s/>This is the place where the facility does final operations before shipping. <text:s/>This might involve repacking into dunnage, QA, etc. <text:s/>For serial picking when an order reaches the last work area's termination point, the order then <text:soft-page-break/>moves to the outbound consolidation area. <text:s/>For parallel picking this happens when the order's active work area container reaches the work area's termination point. </text:p>
      <text:h text:style-name="Heading_20_4" text:outline-level="4">Path:<text:span text:style-name="T2"> </text:span></text:h>
      <text:p text:style-name="Text_20_body"><text:span text:style-name="T2">A valid, safe, </text:span><text:span text:style-name="T4">directional</text:span><text:span text:style-name="T2"> path that CHEs can make through a facility. <text:s/>A path is made of path segments that run along the front face of a location (mainly aisles). <text:s/>Each path segment has travel directional</text:span><text:span text:style-name="T2">?</text:span><text:span text:style-name="T2"> that applies when it's only sensible or safe to travel in one direction along the segment. </text:span></text:p>
      <text:h text:style-name="P36" text:outline-level="4">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36" text:outline-level="4">Primary Active Container:</text:h>
      <text:p text:style-name="P1">In serial picking there is only one container active for the order at a time. <text:s/>This container is always the target container for the next work instruction.</text:p>
      <text:h text:style-name="P36" text:outline-level="4">Property Encoded Container ID:</text:h>
      <text:p text:style-name="P1">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p>
      <text:h text:style-name="P36" text:outline-level="4">Serial Picking:</text:h>
      <text:p text:style-name="Text_20_body">Orders get picked into one container only until that container is complete. <text:s/>Serial picking applies to intermediate and outbound shipping container picking.</text:p>
      <text:h text:style-name="P37"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text:p>
      <text:h text:style-name="Heading_20_4" text:outline-level="4">Work Area Active Container:</text:h>
      <text:p text:style-name="P1">In parallel picking this is the container active for the order in this work area. <text:s/>(There may be multiple work area active containers for an order.)</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text:soft-page-break/></text:p>
      <text:p text:style-name="Text_20_body">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style:contextual-spacing="false"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style:contextual-spacing="false"/>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left="0.2in" fo:margin-right="0in" fo:margin-top="0.1598in" fo:margin-bottom="0in" style:contextual-spacing="false" fo:text-indent="0in" style:auto-text-indent="false">
        <style:tab-stops/>
      </style:paragraph-properties>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in" fo:margin-right="0in" fo:margin-top="0.1in" fo:margin-bottom="0in" style:contextual-spacing="false" fo:text-indent="0in" style:auto-text-indent="false"/>
      <style:text-properties style:font-name="Times New Roman3"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left="0.5in" fo:margin-right="0in" fo:margin-top="0.1in" fo:margin-bottom="0in" style:contextual-spacing="false" fo:text-indent="0in" style:auto-text-indent="false">
        <style:tab-stops/>
      </style:paragraph-properties>
      <style:text-properties style:font-name="Times New Roman3"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3-02-11T16:49:33</dc:date>
    <meta:editing-duration>P7DT23H17M54S</meta:editing-duration>
    <meta:editing-cycles>81</meta:editing-cycles>
    <meta:generator>LibreOffice/4.0.0.3$MacOSX_x86 LibreOffice_project/53fd80e80f44edd735c18dbc5b6cde811e0a15c</meta:generator>
    <meta:document-statistic meta:table-count="0" meta:image-count="0" meta:object-count="0" meta:page-count="10" meta:paragraph-count="206" meta:word-count="4495" meta:character-count="26737" meta:non-whitespace-character-count="22313"/>
  </office:meta>
</office:document-meta>
</file>